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0" svg:font-family="0" style:font-family-generic="system" style:font-pitch="variable"/>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BenOr Rashi" svg:font-family="'BenOr Rashi'"/>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ce style:name="Courier New1" svg:font-family="'Courier New'" style:font-family-generic="roman" style:font-pitch="variable"/>
    <style:font-face style:name="DengXian Light" svg:font-family="'DengXian Light'"/>
    <style:font-face style:name="Guttman Rashi" svg:font-family="'Guttman Rashi'"/>
    <style:font-face style:name="Microsoft YaHei" svg:font-family="'Microsoft YaHei'" style:font-family-generic="system" style:font-pitch="variable"/>
    <style:font-face style:name="NSimSun" svg:font-family="NSimSun" style:font-family-generic="system" style:font-pitch="variable"/>
    <style:font-face style:name="Narkisim" svg:font-family="Narkisim"/>
    <style:font-face style:name="Noto Rashi Hebrew Light" svg:font-family="'Noto Rashi Hebrew Light'"/>
    <style:font-face style:name="SBL Hebrew" svg:font-family="'SBL Hebrew'"/>
    <style:font-face style:name="SBL Hebrew1" svg:font-family="'SBL Hebrew'" style:font-family-generic="roman" style:font-pitch="variable"/>
    <style:font-face style:name="Shofar" svg:font-family="Shofar"/>
    <style:font-face style:name="SimSun" svg:font-family="SimSun" style:font-family-generic="system"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等线 Light" svg:font-family="'等线 Light'" style:font-family-generic="system" style:font-pitch="variable"/>
  </office:font-face-decls>
  <office:automatic-styles>
    <style:style style:name="P1" style:family="paragraph" style:parent-style-name="Header">
      <style:paragraph-properties fo:text-align="center" style:justify-single-word="false" style:writing-mode="rl-tb"/>
      <style:text-properties officeooo:rsid="00293c09" officeooo:paragraph-rsid="00293c09"/>
    </style:style>
    <style:style style:name="P2" style:family="paragraph" style:parent-style-name="Footnote">
      <style:text-properties officeooo:paragraph-rsid="001f79d9"/>
    </style:style>
    <style:style style:name="P3" style:family="paragraph" style:parent-style-name="Footnote" style:list-style-name="WWNum3">
      <style:text-properties officeooo:paragraph-rsid="001f79d9"/>
    </style:style>
    <style:style style:name="P4" style:family="paragraph" style:parent-style-name="Footnote" style:list-style-name="WWNum3">
      <style:text-properties officeooo:paragraph-rsid="0022741c"/>
    </style:style>
    <style:style style:name="P5" style:family="paragraph" style:parent-style-name="Footnote" style:list-style-name="WWNum3">
      <style:text-properties officeooo:paragraph-rsid="0020417a"/>
    </style:style>
    <style:style style:name="P6" style:family="paragraph" style:parent-style-name="Footnote" style:list-style-name="WWNum3">
      <style:text-properties officeooo:paragraph-rsid="00209cbf"/>
    </style:style>
    <style:style style:name="P7" style:family="paragraph" style:parent-style-name="Footnote" style:list-style-name="WWNum3">
      <style:text-properties officeooo:paragraph-rsid="0023dfb5"/>
    </style:style>
    <style:style style:name="P8" style:family="paragraph" style:parent-style-name="Footnote" style:list-style-name="WWNum3">
      <style:text-properties officeooo:paragraph-rsid="0025ddb7"/>
    </style:style>
    <style:style style:name="P9" style:family="paragraph" style:parent-style-name="Footnote" style:list-style-name="WWNum3">
      <style:text-properties officeooo:rsid="001f79d9" officeooo:paragraph-rsid="001f79d9"/>
    </style:style>
    <style:style style:name="P10" style:family="paragraph" style:parent-style-name="Footnote" style:list-style-name="WWNum3">
      <style:text-properties fo:font-weight="normal" officeooo:rsid="001f79d9" officeooo:paragraph-rsid="001f79d9" style:font-weight-asian="normal" style:font-weight-complex="normal"/>
    </style:style>
    <style:style style:name="P11" style:family="paragraph" style:parent-style-name="Footnote" style:list-style-name="WWNum3">
      <style:text-properties officeooo:rsid="0020417a" officeooo:paragraph-rsid="0020417a"/>
    </style:style>
    <style:style style:name="P12" style:family="paragraph" style:parent-style-name="Footnote" style:list-style-name="WWNum3">
      <style:text-properties officeooo:rsid="0023dfb5" officeooo:paragraph-rsid="0023dfb5"/>
    </style:style>
    <style:style style:name="P13" style:family="paragraph" style:parent-style-name="Footnote" style:list-style-name="WWNum3">
      <style:text-properties officeooo:rsid="0025ddb7" officeooo:paragraph-rsid="0025ddb7"/>
    </style:style>
    <style:style style:name="P14" style:family="paragraph" style:parent-style-name="Standard">
      <style:paragraph-properties fo:text-align="center" style:justify-single-word="false" style:writing-mode="rl-tb"/>
      <style:text-properties style:font-name="SBL Hebrew1" style:language-complex="he" style:country-complex="IL"/>
    </style:style>
    <style:style style:name="T1" style:family="text">
      <style:text-properties fo:font-weight="bold" style:font-weight-asian="bold" style:font-weight-complex="bold"/>
    </style:style>
    <style:style style:name="T2" style:family="text">
      <style:text-properties fo:font-weight="bold" officeooo:rsid="001f79d9" style:font-weight-asian="bold" style:font-weight-complex="bold"/>
    </style:style>
    <style:style style:name="T3" style:family="text">
      <style:text-properties fo:font-weight="normal" officeooo:rsid="0002f6b4" style:font-weight-asian="normal" style:font-weight-complex="normal"/>
    </style:style>
    <style:style style:name="T4" style:family="text">
      <style:text-properties fo:font-weight="normal" officeooo:rsid="00209cbf" style:font-weight-asian="normal" style:font-weight-complex="normal"/>
    </style:style>
    <style:style style:name="T5" style:family="text">
      <style:text-properties fo:font-weight="normal" officeooo:rsid="0020cfa8" style:font-weight-asian="normal" style:font-weight-complex="normal"/>
    </style:style>
    <style:style style:name="T6" style:family="text">
      <style:text-properties officeooo:rsid="001f79d9"/>
    </style:style>
    <style:style style:name="T7" style:family="text">
      <style:text-properties officeooo:rsid="0022741c"/>
    </style:style>
    <style:style style:name="T8" style:family="text">
      <style:text-properties officeooo:rsid="0023dfb5"/>
    </style:style>
    <style:style style:name="T9" style:family="text">
      <style:text-properties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אז, אם היינו עושים טבלא ממה שיודעים עכשיו, היה יוצא כזה:</text:p>
      <text:list text:style-name="WWNum3">
        <text:list-item>
          <text:p text:style-name="P3">רבי מאיר-</text:p>
          <text:list>
            <text:list-item>
              <text:p text:style-name="P3">שוגג:</text:p>
              <text:list>
                <text:list-item>
                  <text:p text:style-name="P3">הוא-</text:p>
                  <text:list>
                    <text:list-item>
                      <text:p text:style-name="P3">בו ביום<text:span text:style-name="T9">- מותר.</text:span></text:p>
                      <text:p text:style-name="P3"><text:span text:style-name="T6">רש"י בחולין </text:span><text:span text:style-name="T7">ותוס’</text:span><text:span text:style-name="T6"> כ’ שהוא מותר. </text:span></text:p>
                      <text:p text:style-name="P4"><text:span text:style-name="T6">כן נראה מן הגמ’ בחולין, שאי לאו הכי קשה למה לא נמצא איסור בשבת בשוגג לרבי מאיר. <text:s/></text:span><text:span text:style-name="T7">כן נ’ מגמ’ בשבת, שמביא משנה שמדבר (אולי) על אכילה בשבת, ומזכיר שרבי מאיר מתיר.</text:span></text:p>
                    </text:list-item>
                    <text:list-item>
                      <text:p text:style-name="P3">במוצאי שבת<text:span text:style-name="T9">- מותר.</text:span></text:p>
                      <text:p text:style-name="P9">אם בו ביום מותר, בוודאי במ"ש מותר. גם אם מותר במ"ש במזיד, בוודאי בשוגג מותר.</text:p>
                    </text:list-item>
                  </text:list>
                </text:list-item>
                <text:list-item>
                  <text:p text:style-name="P3">אחרים-</text:p>
                  <text:list>
                    <text:list-item>
                      <text:p text:style-name="P3">בו ביום<text:span text:style-name="T9">- מותר.</text:span></text:p>
                      <text:p text:style-name="P10">אם לעצמו מותר, כל שכן שלאחרים מותר.</text:p>
                    </text:list-item>
                    <text:list-item>
                      <text:p text:style-name="P3">במוצאי שבת<text:span text:style-name="T9">- מותר.</text:span></text:p>
                      <text:p text:style-name="P10">מוכרח שהוא מותר, שזהו הציור הכי מותר.</text:p>
                    </text:list-item>
                  </text:list>
                </text:list-item>
              </text:list>
            </text:list-item>
            <text:list-item>
              <text:p text:style-name="P3">מזיד:</text:p>
              <text:list>
                <text:list-item>
                  <text:p text:style-name="P3">הוא-</text:p>
                  <text:list>
                    <text:list-item>
                      <text:p text:style-name="P3">בו ביום<text:span text:style-name="T9">- אסור.</text:span></text:p>
                      <text:p text:style-name="P9">מוכרח שהוא אסור, שזהו הציור הכי אסור.</text:p>
                    </text:list-item>
                    <text:list-item>
                      <text:p text:style-name="P3">במוצאי שבת<text:span text:style-name="T1">- </text:span><text:span text:style-name="T2">מחלקת.</text:span></text:p>
                      <text:p text:style-name="P9">רש"י בחולין ותוס’ בכ"מ כ’ שהוא מותר. כן נ’ מגמ’ בחולין, שגמ’ אומר ש"שחיטתו כשרה" משמע שמכשיר לכ"ע, ועדיין מצדד שהמשנה הוא כשיטת רבי מאיר. יש לדחות שאולי לא ידע כן גמ’ כשצידד שרבי מאיר הוא.</text:p>
                      <text:p text:style-name="P9">רש"י בכתובות כ’ שהוא אסור.</text:p>
                    </text:list-item>
                  </text:list>
                </text:list-item>
                <text:list-item>
                  <text:p text:style-name="P3">אחרים-</text:p>
                  <text:list>
                    <text:list-item>
                      <text:p text:style-name="P3">בו ביום<text:span text:style-name="T9">- אסור.</text:span></text:p>
                      <text:p text:style-name="P9">רש"י בחולין ותוס’ בכ”מ כ’ שהוא מותר. כ"נ מגמ’ בחולין, שאומר שם שצריך להיות אותו משנה דומה ליה"כ, ועדיין <text:soft-page-break/>מצדד שמשנה כרבי מאיר. שכדי לדמות ליה”כ, צריך להיות שאסור בין לו בין לאחרים. יש לדון, שאולי בזה לא צריך להיות דומה. גם, אולי לא ידע גמ’ שצריך להיות דומה בכלל כשאמר שאולי הוא ר”מ.</text:p>
                    </text:list-item>
                    <text:list-item>
                      <text:p text:style-name="P5">במוצאי שבת<text:span text:style-name="T9">- מותר.</text:span></text:p>
                      <text:p text:style-name="P11">רש"י ותוס’ מתירים. כן נראה מגמ’ בחולין, שמנסה להוקים משנה שאומר כן כרבי מאיר. (יש לדחות שרק סובר שרבי מאיר סובר כן כדי להוקים את המשנה כן.)</text:p>
                    </text:list-item>
                  </text:list>
                </text:list-item>
              </text:list>
            </text:list-item>
          </text:list>
        </text:list-item>
        <text:list-item>
          <text:p text:style-name="P3">רבי יהודה-</text:p>
          <text:list>
            <text:list-item>
              <text:p text:style-name="P3">שוגג:</text:p>
              <text:list>
                <text:list-item>
                  <text:p text:style-name="P3">הוא-</text:p>
                  <text:list>
                    <text:list-item>
                      <text:p text:style-name="P3">בו ביום<text:span text:style-name="T9">- אסור.</text:span></text:p>
                      <text:p text:style-name="P11">כן <text:span text:style-name="T8">אומר בפירוש.</text:span></text:p>
                    </text:list-item>
                    <text:list-item>
                      <text:p text:style-name="P5">במוצאי שבת<text:span text:style-name="T9">- מותר.</text:span></text:p>
                      <text:p text:style-name="P11">רש"י ותוס’ כ’ שהוא מותר. כן מוכרח מגמ’ בחולין שמוקים משנה שאומר ששחיטת שבת כשרה במ"ש (וגמ’ מפרש שר"ל לכ"ע) כרבי יהודה.</text:p>
                    </text:list-item>
                  </text:list>
                </text:list-item>
                <text:list-item>
                  <text:p text:style-name="P3">אחרים-</text:p>
                  <text:list>
                    <text:list-item>
                      <text:p text:style-name="P6">בו ביום<text:span text:style-name="T9">- אסור.</text:span><text:span text:style-name="T3"/></text:p>
                      <text:p text:style-name="P6"><text:span text:style-name="T4">רש"י בחולין ותוס’ כ’ שאסור. כן נ’ מגמ’ בחולין, </text:span><text:span text:style-name="T5">שכדי לדמות ליה"כ, צ"ל אסור לכ"ע. יל"ד, שאולי לא צ"ל דומה ליה"כ בזה.</text:span></text:p>
                    </text:list-item>
                    <text:list-item>
                      <text:p text:style-name="P7">במוצאי שבת<text:span text:style-name="T9">- מותר.</text:span></text:p>
                      <text:p text:style-name="P12">כן מוכרח, שהוא הכי מותר.</text:p>
                    </text:list-item>
                  </text:list>
                </text:list-item>
              </text:list>
            </text:list-item>
            <text:list-item>
              <text:p text:style-name="P3">מזיד:</text:p>
              <text:list>
                <text:list-item>
                  <text:p text:style-name="P3">הוא-</text:p>
                  <text:list>
                    <text:list-item>
                      <text:p text:style-name="P7">בו ביום<text:span text:style-name="T9">- אסור.</text:span></text:p>
                      <text:p text:style-name="P12">כן מוכרח, שאף בשוגג אסור.</text:p>
                    </text:list-item>
                    <text:list-item>
                      <text:p text:style-name="P7">במוצאי שבת<text:span text:style-name="T9">- אסור.</text:span></text:p>
                      <text:p text:style-name="P12">כן מוכרח, שהוא הכי אסור.</text:p>
                    </text:list-item>
                  </text:list>
                </text:list-item>
                <text:list-item>
                  <text:p text:style-name="P3">אחרים-</text:p>
                  <text:list>
                    <text:list-item>
                      <text:p text:style-name="P7">בו ביום<text:span text:style-name="T9">- אסור.</text:span></text:p>
                      <text:p text:style-name="P12"><text:soft-page-break/>כן מוכרח, מכל שכן בשוגג.</text:p>
                    </text:list-item>
                    <text:list-item>
                      <text:p text:style-name="P8">במוצאי שבת<text:span text:style-name="T9">- מותר.</text:span></text:p>
                      <text:p text:style-name="P13">כן כ’ תוס’. (רש"י לא גילה את דעתו.) פי’ שצ"ל כן, שאל"ה שווה למזיד של ריב"נ (ומוכיח נג"ז מגמ’).</text:p>
                    </text:list-item>
                  </text:list>
                </text:list-item>
              </text:list>
            </text:list-item>
          </text:list>
        </text:list-item>
        <text:list-item>
          <text:p text:style-name="P3">רבי יוחנן הסנדלר-</text:p>
          <text:list>
            <text:list-item>
              <text:p text:style-name="P3">שוגג:</text:p>
              <text:list>
                <text:list-item>
                  <text:p text:style-name="P3">הוא-</text:p>
                  <text:list>
                    <text:list-item>
                      <text:p text:style-name="P3">בו ביום<text:span text:style-name="T9">- אסור.</text:span><text:span text:style-name="T1"/></text:p>
                    </text:list-item>
                    <text:list-item>
                      <text:p text:style-name="P3">במוצאי שבת<text:span text:style-name="T9">- אסור.</text:span><text:span text:style-name="T1"/></text:p>
                    </text:list-item>
                  </text:list>
                </text:list-item>
                <text:list-item>
                  <text:p text:style-name="P3">אחרים-</text:p>
                  <text:list>
                    <text:list-item>
                      <text:p text:style-name="P3">בו ביום<text:span text:style-name="T9">- אסור.</text:span><text:span text:style-name="T1"/></text:p>
                    </text:list-item>
                    <text:list-item>
                      <text:p text:style-name="P3">במוצאי שבת<text:span text:style-name="T9">- מותר.</text:span><text:span text:style-name="T1"/></text:p>
                    </text:list-item>
                  </text:list>
                </text:list-item>
              </text:list>
            </text:list-item>
            <text:list-item>
              <text:p text:style-name="P3">מזיד:</text:p>
              <text:list>
                <text:list-item>
                  <text:p text:style-name="P3">הוא-</text:p>
                  <text:list>
                    <text:list-item>
                      <text:p text:style-name="P3">בו ביום<text:span text:style-name="T9">- אסור.</text:span><text:span text:style-name="T1"/></text:p>
                    </text:list-item>
                    <text:list-item>
                      <text:p text:style-name="P3">במוצאי שבת<text:span text:style-name="T9">- אסור.</text:span><text:span text:style-name="T1"/></text:p>
                    </text:list-item>
                  </text:list>
                </text:list-item>
                <text:list-item>
                  <text:p text:style-name="P3">אחרים-</text:p>
                  <text:list>
                    <text:list-item>
                      <text:p text:style-name="P3">בו ביום<text:span text:style-name="T9">- אסור.</text:span><text:span text:style-name="T1"/></text:p>
                    </text:list-item>
                    <text:list-item>
                      <text:p text:style-name="P3">במוצאי שבת<text:span text:style-name="T9">- אסור.</text:span><text:span text:style-name="T1"/></text:p>
                    </text:list-item>
                  </text:list>
                </text:list-item>
              </text:list>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0" svg:font-family="0" style:font-family-generic="system" style:font-pitch="variable"/>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BenOr Rashi" svg:font-family="'BenOr Rashi'"/>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ce style:name="Courier New1" svg:font-family="'Courier New'" style:font-family-generic="roman" style:font-pitch="variable"/>
    <style:font-face style:name="DengXian Light" svg:font-family="'DengXian Light'"/>
    <style:font-face style:name="Guttman Rashi" svg:font-family="'Guttman Rashi'"/>
    <style:font-face style:name="Microsoft YaHei" svg:font-family="'Microsoft YaHei'" style:font-family-generic="system" style:font-pitch="variable"/>
    <style:font-face style:name="NSimSun" svg:font-family="NSimSun" style:font-family-generic="system" style:font-pitch="variable"/>
    <style:font-face style:name="Narkisim" svg:font-family="Narkisim"/>
    <style:font-face style:name="Noto Rashi Hebrew Light" svg:font-family="'Noto Rashi Hebrew Light'"/>
    <style:font-face style:name="SBL Hebrew" svg:font-family="'SBL Hebrew'"/>
    <style:font-face style:name="SBL Hebrew1" svg:font-family="'SBL Hebrew'" style:font-family-generic="roman" style:font-pitch="variable"/>
    <style:font-face style:name="Shofar" svg:font-family="Shofar"/>
    <style:font-face style:name="SimSun" svg:font-family="SimSun" style:font-family-generic="system"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等线 Light" svg:font-family="'等线 Ligh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1" fo:font-size="12pt" fo:language="en" fo:country="US" style:letter-kerning="true" style:font-name-asian="NSimSun" style:font-size-asian="10.5pt" style:language-asian="zh" style:country-asian="CN" style:font-name-complex="Narkisim" style:font-size-complex="11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Times New Roman1" fo:font-size="12pt" fo:language="en" fo:country="US" style:letter-kerning="true" style:font-name-asian="NSimSun" style:font-size-asian="10.5pt" style:language-asian="zh" style:country-asian="CN" style:font-name-complex="Narkisim" style:font-size-complex="11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Narkisim" style:font-family-complex="Narkisim"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arkisim" style:font-family-complex="Narkisim"/>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arkisim" style:font-family-complex="Narkisim" style:font-size-complex="11pt" style:font-style-complex="italic"/>
    </style:style>
    <style:style style:name="Index" style:family="paragraph" style:parent-style-name="Standard" style:class="index">
      <style:paragraph-properties text:number-lines="false" text:line-number="0"/>
      <style:text-properties style:font-size-asian="12pt" style:font-name-complex="Narkisim" style:font-family-complex="Narkisim"/>
    </style:style>
    <style:style style:name="Footnote" style:family="paragraph" style:parent-style-name="Standard" style:class="extra">
      <style:paragraph-properties fo:margin-left="0.6cm" fo:margin-right="0cm" fo:margin-top="0cm" fo:margin-bottom="0cm" style:contextual-spacing="false" fo:text-align="end" style:justify-single-word="false" fo:text-indent="-0.6cm" style:auto-text-indent="false" text:number-lines="false" text:line-number="0" style:writing-mode="rl-tb"/>
      <style:text-properties fo:font-size="10pt" style:font-size-asian="10pt" style:font-name-complex="Guttman Rashi" style:font-family-complex="'Guttman Rashi'"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Normal_20_Table" style:display-name="Normal Table" style:family="paragraph">
      <style:paragraph-properties fo:text-align="start" style:justify-single-word="false" fo:orphans="2" fo:widows="2" fo:hyphenation-ladder-count="no-limit" style:vertical-align="auto" style:writing-mode="lr-tb"/>
      <style:text-properties style:use-window-font-color="true" loext:opacity="0%" style:font-name="Times New Roman1" fo:font-family="'Times New Roman'" style:font-family-generic="roman" style:font-pitch="variable" fo:font-size="10pt" fo:language="en" fo:country="GB" style:letter-kerning="true" style:font-name-asian="SimSun" style:font-family-asian="SimSun" style:font-family-generic-asian="system" style:font-pitch-asian="variable" style:font-size-asian="10pt" style:language-asian="zh" style:country-asian="CN" style:font-name-complex="Times New Roman" style:font-family-complex="'Times New Roman'" style:font-size-complex="10pt" style:language-complex="he" style:country-complex="IL" fo:hyphenate="false" fo:hyphenation-remain-char-count="2" fo:hyphenation-push-char-count="2" loext:hyphenation-no-caps="false" loext:hyphenation-no-last-word="false" loext:hyphenation-word-char-count="5" loext:hyphenation-zone="no-limit"/>
    </style:style>
    <style:style style:name="z-Top_20_of_20_Form1" style:display-name="z-Top of Form1" style:family="paragraph" style:next-style-name="Standard">
      <style:paragraph-properties fo:margin-top="0cm" fo:margin-bottom="0cm" style:contextual-spacing="false" fo:text-align="center" style:justify-single-word="false" fo:orphans="2" fo:widows="2" fo:hyphenation-ladder-count="no-limit" style:border-line-width-bottom="0.009cm 0.009cm 0.009cm" fo:padding="0cm" fo:border-left="none" fo:border-right="none" fo:border-top="none" fo:border-bottom="0.74pt double #000000" style:shadow="none" style:writing-mode="lr-tb"/>
      <style:text-properties style:use-window-font-color="true" loext:opacity="0%" style:font-name="Arial" fo:font-family="Arial" style:font-family-generic="roman" style:font-pitch="variable" fo:font-size="8pt" fo:language="en" fo:country="US" style:letter-kerning="true" style:font-name-asian="Arial2" style:font-family-asian="Arial" style:font-family-generic-asian="system" style:font-pitch-asian="variable" style:font-size-asian="8pt" style:language-asian="zh" style:country-asian="CN" style:font-name-complex="Courier New" style:font-family-complex="'Courier New'" style:font-size-complex="12pt" style:language-complex="hi" style:country-complex="IN" text:display="none" fo:hyphenate="false" fo:hyphenation-remain-char-count="2" fo:hyphenation-push-char-count="2" loext:hyphenation-no-caps="false" loext:hyphenation-no-last-word="false" loext:hyphenation-word-char-count="5" loext:hyphenation-zone="no-limit"/>
    </style:style>
    <style:style style:name="z-Bottom_20_of_20_Form1" style:display-name="z-Bottom of Form1" style:family="paragraph" style:next-style-name="Standard">
      <style:paragraph-properties fo:margin-top="0cm" fo:margin-bottom="0cm" style:contextual-spacing="false" fo:text-align="center" style:justify-single-word="false" fo:orphans="2" fo:widows="2" fo:hyphenation-ladder-count="no-limit" style:border-line-width-top="0.009cm 0.009cm 0.009cm" fo:padding="0cm" fo:border-left="none" fo:border-right="none" fo:border-top="0.74pt double #000000" fo:border-bottom="none" style:shadow="none" style:writing-mode="lr-tb"/>
      <style:text-properties style:use-window-font-color="true" loext:opacity="0%" style:font-name="Arial" fo:font-family="Arial" style:font-family-generic="roman" style:font-pitch="variable" fo:font-size="8pt" fo:language="en" fo:country="US" style:letter-kerning="true" style:font-name-asian="Arial2" style:font-family-asian="Arial" style:font-family-generic-asian="system" style:font-pitch-asian="variable" style:font-size-asian="8pt" style:language-asian="zh" style:country-asian="CN" style:font-name-complex="Courier New" style:font-family-complex="'Courier New'" style:font-size-complex="12pt" style:language-complex="hi" style:country-complex="IN" text:display="none" fo:hyphenate="false" fo:hyphenation-remain-char-count="2" fo:hyphenation-push-char-count="2" loext:hyphenation-no-caps="false" loext:hyphenation-no-last-word="false" loext:hyphenation-word-char-count="5" loext:hyphenation-zone="no-limit"/>
    </style:style>
    <style:style style:name="Preformatted" style:family="paragraph" style:parent-style-name="Standard">
      <style:paragraph-properties fo:margin-top="0cm" fo:margin-bottom="0cm" style:contextual-spacing="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family="'Courier New'" style:font-family-generic="roman" style:font-pitch="variable" fo:font-size="10pt" style:font-size-asian="10pt"/>
    </style:style>
    <style:style style:name="Blockquote" style:family="paragraph" style:parent-style-name="Standard">
      <style:paragraph-properties fo:margin-left="0.635cm" fo:margin-right="0.635cm" fo:margin-top="0.176cm" fo:margin-bottom="0.176cm" style:contextual-spacing="false" fo:text-indent="0cm" style:auto-text-indent="false"/>
    </style:style>
    <style:style style:name="Address" style:family="paragraph" style:parent-style-name="Standard" style:next-style-name="Standard">
      <style:text-properties fo:font-style="italic" style:font-style-asian="italic"/>
    </style:style>
    <style:style style:name="H6" style:family="paragraph" style:parent-style-name="Standard" style:next-style-name="Standard">
      <style:paragraph-properties fo:margin-top="0.176cm" fo:margin-bottom="0.176cm" style:contextual-spacing="false" fo:keep-with-next="always"/>
      <style:text-properties fo:font-size="8pt" fo:font-weight="bold" style:font-size-asian="8pt" style:font-weight-asian="bold"/>
    </style:style>
    <style:style style:name="H5" style:family="paragraph" style:parent-style-name="Standard" style:next-style-name="Standard">
      <style:paragraph-properties fo:margin-top="0.176cm" fo:margin-bottom="0.176cm" style:contextual-spacing="false" fo:keep-with-next="always"/>
      <style:text-properties fo:font-size="10pt" fo:font-weight="bold" style:font-size-asian="10pt" style:font-weight-asian="bold"/>
    </style:style>
    <style:style style:name="H4" style:family="paragraph" style:parent-style-name="Standard" style:next-style-name="Standard">
      <style:paragraph-properties fo:margin-top="0.176cm" fo:margin-bottom="0.176cm" style:contextual-spacing="false" fo:keep-with-next="always"/>
      <style:text-properties fo:font-weight="bold" style:font-weight-asian="bold"/>
    </style:style>
    <style:style style:name="H3" style:family="paragraph" style:parent-style-name="Standard" style:next-style-name="Standard">
      <style:paragraph-properties fo:margin-top="0.176cm" fo:margin-bottom="0.176cm" style:contextual-spacing="false" fo:keep-with-next="always"/>
      <style:text-properties fo:font-size="14pt" fo:font-weight="bold" style:font-size-asian="14pt" style:font-weight-asian="bold"/>
    </style:style>
    <style:style style:name="H2" style:family="paragraph" style:parent-style-name="Standard" style:next-style-name="Standard">
      <style:paragraph-properties fo:margin-top="0.176cm" fo:margin-bottom="0.176cm" style:contextual-spacing="false" fo:keep-with-next="always"/>
      <style:text-properties fo:font-size="18pt" fo:font-weight="bold" style:font-size-asian="18pt" style:font-weight-asian="bold"/>
    </style:style>
    <style:style style:name="H1" style:family="paragraph" style:parent-style-name="Standard" style:next-style-name="Standard">
      <style:paragraph-properties fo:margin-top="0.176cm" fo:margin-bottom="0.176cm" style:contextual-spacing="false" fo:keep-with-next="always"/>
      <style:text-properties fo:font-size="24pt" fo:font-weight="bold" style:font-size-asian="24pt" style:font-weight-asian="bold"/>
    </style:style>
    <style:style style:name="Definition_20_List" style:display-name="Definition List" style:family="paragraph" style:parent-style-name="Standard">
      <style:paragraph-properties fo:margin-left="0.635cm" fo:margin-right="0cm" fo:text-indent="0cm" style:auto-text-indent="false"/>
    </style:style>
    <style:style style:name="Definition_20_Term" style:display-name="Definition Term" style:family="paragraph" style:parent-style-name="Standard"/>
    <style:style style:name="Style2" style:family="paragraph">
      <style:paragraph-properties fo:margin-top="0cm" fo:margin-bottom="0cm" style:contextual-spacing="true" fo:line-height="0.423cm"/>
      <style:text-properties style:font-name-complex="BenOr Rashi" style:font-family-complex="'BenOr Rashi'"/>
    </style:style>
    <style:style style:name="Style1" style:family="paragraph" style:parent-style-name="Standard">
      <style:paragraph-properties fo:margin-top="0cm" fo:margin-bottom="0cm" style:contextual-spacing="true" fo:line-height="0.423cm"/>
      <style:text-properties style:font-name-complex="Shofar" style:font-family-complex="Shofar"/>
    </style:style>
    <style:style style:name="מפתחות" style:family="paragraph" style:parent-style-name="Standard">
      <style:text-properties style:font-name-complex="Narkisim" style:font-family-complex="Narkisim"/>
    </style:style>
    <style:style style:name="שורת_20_כותרת" style:display-name="שורת כותרת" style:family="paragraph" style:parent-style-name="Standard">
      <style:paragraph-properties fo:margin-top="0.423cm" fo:margin-bottom="0.212cm" style: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name-complex="Narkisim" style:font-family-complex="Narkisim" style:font-size-complex="14pt"/>
    </style:style>
    <style:style style:name="אגב" style:family="paragraph" style:parent-style-name="Standard">
      <style:text-properties style:font-name="Arial" fo:font-family="Arial" style:font-family-generic="roman" style:font-pitch="variable" style:font-name-complex="Noto Rashi Hebrew Light" style:font-family-complex="'Noto Rashi Hebrew Light'" style:font-size-complex="10pt"/>
    </style:style>
    <style:style style:name="Normal_20__28_Web_29_" style:display-name="Normal (Web)" style:family="paragraph">
      <style:paragraph-properties fo:margin-top="0.494cm" fo:margin-bottom="0.494cm" style:contextual-spacing="false" fo:text-align="start" style:justify-single-word="false" fo:orphans="0" fo:widows="0" fo:hyphenation-ladder-count="no-limit" style:writing-mode="rl-tb"/>
      <style:text-properties style:use-window-font-color="true" loext:opacity="0%" style:font-name="SBL Hebrew1" fo:font-family="'SBL Hebrew'" style:font-family-generic="roman" style:font-pitch="variable" fo:font-size="12pt" fo:language="en" fo:country="US" style:letter-kerning="true" style:font-name-asian="0" style:font-family-asian="0" style:font-family-generic-asian="system" style:font-pitch-asian="variable" style:font-size-asian="12pt" style:language-asian="zh" style:country-asian="CN" style:font-name-complex="SBL Hebrew" style:font-family-complex="'SBL Hebrew'"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caption" style:family="paragraph" style:parent-style-name="Standard" style:next-style-name="Standard">
      <style:paragraph-properties fo:margin-top="0.212cm" fo:margin-bottom="0.212cm" style:contextual-spacing="false"/>
      <style:text-properties fo:font-style="italic" style:font-style-asian="italic" style:font-name-complex="Narkisim" style:font-family-complex="Narkisim" style:font-style-complex="italic"/>
    </style:style>
    <style:style style:name="Line_20_numbering" style:display-name="Line numbering"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Footer_20_Char" style:display-name="Footer Char" style:family="text">
      <style:text-properties fo:color="#000000" loext:opacity="100%" style:font-name="Times New Roman1"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 style:font-family-complex="'Times New Roman'" style:font-size-complex="12pt"/>
    </style:style>
    <style:style style:name="ListLabel_20_18" style:display-name="ListLabel 18" style:family="text"/>
    <style:style style:name="ListLabel_20_17" style:display-name="ListLabel 17" style:family="text">
      <style:text-properties style:font-name-complex="Courier New" style:font-family-complex="'Courier New'"/>
    </style:style>
    <style:style style:name="ListLabel_20_16" style:display-name="ListLabel 16" style:family="text"/>
    <style:style style:name="ListLabel_20_15" style:display-name="ListLabel 15" style:family="text"/>
    <style:style style:name="ListLabel_20_14" style:display-name="ListLabel 14" style:family="text">
      <style:text-properties style:font-name-complex="Courier New" style:font-family-complex="'Courier New'"/>
    </style:style>
    <style:style style:name="ListLabel_20_13" style:display-name="ListLabel 13" style:family="text"/>
    <style:style style:name="ListLabel_20_12" style:display-name="ListLabel 12" style:family="text"/>
    <style:style style:name="ListLabel_20_11" style:display-name="ListLabel 11" style:family="text">
      <style:text-properties style:font-name-complex="Courier New" style:font-family-complex="'Courier New'"/>
    </style:style>
    <style:style style:name="ListLabel_20_10" style:display-name="ListLabel 10" style:family="text">
      <style:text-properties style:font-name-asian="Calibri1" style:font-family-asian="Calibri" style:font-family-generic-asian="system" style:font-pitch-asian="variable" style:font-name-complex="Times New Roman" style:font-family-complex="'Times New Roman'"/>
    </style:style>
    <style:style style:name="ListLabel_20_9" style:display-name="ListLabel 9" style:family="text"/>
    <style:style style:name="ListLabel_20_8" style:display-name="ListLabel 8" style:family="text"/>
    <style:style style:name="ListLabel_20_7" style:display-name="ListLabel 7" style:family="text"/>
    <style:style style:name="ListLabel_20_6" style:display-name="ListLabel 6" style:family="text"/>
    <style:style style:name="ListLabel_20_5" style:display-name="ListLabel 5" style:family="text"/>
    <style:style style:name="ListLabel_20_4" style:display-name="ListLabel 4" style:family="text"/>
    <style:style style:name="ListLabel_20_3" style:display-name="ListLabel 3" style:family="text"/>
    <style:style style:name="ListLabel_20_2" style:display-name="ListLabel 2" style:family="text"/>
    <style:style style:name="ListLabel_20_1" style:display-name="ListLabel 1" style:family="text"/>
    <style:style style:name="Body_20_Text_20_Char" style:display-name="Body Text Char" style:family="text">
      <style:text-properties fo:color="#000000" loext:opacity="100%" style:font-name="Calibri" fo:font-family="Calibri" style:font-family-generic="roman" style:font-pitch="variable" fo:font-size="11pt" style:font-name-asian="Calibri1" style:font-family-asian="Calibri" style:font-family-generic-asian="system" style:font-pitch-asian="variable" style:font-size-asian="11pt" style:font-name-complex="Times New Roman" style:font-family-complex="'Times New Roman'"/>
    </style:style>
    <style:style style:name="Comment" style:family="text">
      <style:text-properties text:display="none"/>
    </style:style>
    <style:style style:name="HTML_20_Markup" style:display-name="HTML Markup" style:family="text">
      <style:text-properties fo:color="#ff0000" loext:opacity="100%" text:display="none"/>
    </style:style>
    <style:style style:name="Typewriter" style:family="text">
      <style:text-properties style:font-name="Courier New1" fo:font-family="'Courier New'" style:font-family-generic="roman" style:font-pitch="variable" fo:font-size="10pt" style:font-size-asian="10pt"/>
    </style:style>
    <style:style style:name="Sample" style:family="text">
      <style:text-properties style:font-name="Courier New1" fo:font-family="'Courier New'" style:font-family-generic="roman" style:font-pitch="variable"/>
    </style:style>
    <style:style style:name="Keyboard" style:family="text">
      <style:text-properties style:font-name="Courier New1" fo:font-family="'Courier New'" style:font-family-generic="roman" style:font-pitch="variable" fo:font-size="10pt" fo:font-weight="bold" style:font-size-asian="10pt" style:font-weight-asian="bold"/>
    </style:style>
    <style:style style:name="CODE" style:family="text">
      <style:text-properties style:font-name="Courier New1" fo:font-family="'Courier New'" style:font-family-generic="roman" style:font-pitch="variable" fo:font-size="10pt" style:font-size-asian="10pt"/>
    </style:style>
    <style:style style:name="CITE" style:family="text">
      <style:text-properties fo:font-style="italic" style:font-style-asian="italic"/>
    </style:style>
    <style:style style:name="סמלי_20_מספור" style:display-name="סמלי מספור" style:family="text"/>
    <style:style style:name="Strong" style:family="text">
      <style:text-properties fo:font-weight="bold" style:font-weight-asian="bold"/>
    </style:style>
    <style:style style:name="תווי_20_הערת_20_שוליים" style:display-name="תווי הערת שוליים" style:family="text">
      <style:text-properties style:text-position="super 58%"/>
    </style:style>
    <style:style style:name="תווי_20_הערת_20_סיום" style:display-name="תווי הערת סיום" style:family="text">
      <style:text-properties style:text-position="super 58%"/>
    </style:style>
    <style:style style:name="Heading_20_9_20_Char" style:display-name="Heading 9 Char" style:family="text">
      <style:text-properties fo:color="#000000" loext:opacity="100%" style:font-name="Calibri Light" fo:font-family="'Calibri Light'" style:font-family-generic="roman" style:font-pitch="variable" fo:font-size="10.5pt" fo:font-style="italic" style:font-name-asian="等线 Light" style:font-family-asian="'等线 Light'" style:font-family-generic-asian="system" style:font-pitch-asian="variable" style:font-size-asian="10.5pt" style:font-style-asian="italic" style:font-name-complex="Noto Rashi Hebrew Light" style:font-family-complex="'Noto Rashi Hebrew Light'" style:font-size-complex="10pt" style:font-weight-complex="bold"/>
    </style:style>
    <style:style style:name="Heading_20_5_20_Char" style:display-name="Heading 5 Char" style:family="text">
      <style:text-properties fo:color="#2f5496" loext:opacity="100%" style:font-name="Calibri Light" fo:font-family="'Calibri Light'" style:font-family-generic="roman" style:font-pitch="variable" fo:font-size="12pt" style:font-name-asian="SimSun" style:font-family-asian="SimSun" style:font-family-generic-asian="system" style:font-pitch-asian="variable" style:font-size-asian="12pt" style:font-name-complex="DengXian Light" style:font-family-complex="'DengXian Light'" style:font-size-complex="12pt"/>
    </style:style>
    <style:style style:name="Heading_20_4_20_Char" style:display-name="Heading 4 Char" style:family="text">
      <style:text-properties fo:color="#2f5496" loext:opacity="100%" style:font-name="Calibri Light" fo:font-family="'Calibri Light'" style:font-family-generic="roman" style:font-pitch="variable" fo:font-size="12pt" fo:font-style="italic" style:font-name-asian="SimSun" style:font-family-asian="SimSun" style:font-family-generic-asian="system" style:font-pitch-asian="variable" style:font-size-asian="12pt" style:font-style-asian="italic" style:font-name-complex="DengXian Light" style:font-family-complex="'DengXian Light'" style:font-size-complex="12pt" style:font-style-complex="italic"/>
    </style:style>
    <style:style style:name="Heading_20_3_20_Char" style:display-name="Heading 3 Char" style:family="text">
      <style:text-properties fo:color="#1f3864" loext:opacity="100%" style:font-name="Calibri Light" fo:font-family="'Calibri Light'" style:font-family-generic="roman" style:font-pitch="variable" style:font-name-asian="SimSun" style:font-family-asian="SimSun" style:font-family-generic-asian="system" style:font-pitch-asian="variable" style:font-name-complex="DengXian Light" style:font-family-complex="'DengXian Light'" style:font-size-complex="12pt"/>
    </style:style>
    <style:style style:name="Heading_20_2_20_Char" style:display-name="Heading 2 Char" style:family="text">
      <style:text-properties fo:color="#2f5496" loext:opacity="100%" style:font-name="Calibri Light" fo:font-family="'Calibri Light'" style:font-family-generic="roman" style:font-pitch="variable" fo:font-size="13pt" style:font-name-asian="SimSun" style:font-family-asian="SimSun" style:font-family-generic-asian="system" style:font-pitch-asian="variable" style:font-size-asian="13pt" style:font-name-complex="DengXian Light" style:font-family-complex="'DengXian Light'" style:font-size-complex="13pt"/>
    </style:style>
    <style:style style:name="Heading_20_1_20_Char" style:display-name="Heading 1 Char" style:family="text">
      <style:text-properties fo:color="#2f5496" loext:opacity="100%" style:font-name="Calibri Light" fo:font-family="'Calibri Light'" style:font-family-generic="roman" style:font-pitch="variable" fo:font-size="16pt" style:font-name-asian="SimSun" style:font-family-asian="SimSun" style:font-family-generic-asian="system" style:font-pitch-asian="variable" style:font-size-asian="16pt" style:font-name-complex="DengXian Light" style:font-family-complex="'DengXian Light'" style:font-size-complex="16pt"/>
    </style:style>
    <style:style style:name="אגב_20_Char" style:display-name="אגב Char" style:family="text">
      <style:text-properties fo:color="#000000" loext:opacity="100%" style:font-name="Arial" fo:font-family="Arial" style:font-family-generic="roman" style:font-pitch="variable" fo:font-size="12pt" style:font-name-asian="Times New Roman2" style:font-family-asian="'Times New Roman'" style:font-family-generic-asian="system" style:font-pitch-asian="variable" style:font-size-asian="12pt" style:font-name-complex="Noto Rashi Hebrew Light" style:font-family-complex="'Noto Rashi Hebrew Light'" style:font-size-complex="10pt"/>
    </style:style>
    <style:style style:name="Footnote_20_Text_20_Char" style:display-name="Footnote Text Char" style:family="text">
      <style:text-properties fo:color="#000000" loext:opacity="100%" fo:font-size="12pt" style:font-name-asian="Calibri1" style:font-family-asian="Calibri" style:font-family-generic-asian="system" style:font-pitch-asian="variable" style:font-size-asian="12pt" style:font-name-complex="Guttman Rashi" style:font-family-complex="'Guttman Rashi'" style:font-size-complex="12pt"/>
    </style:style>
    <style:style style:name="line_20_number" style:display-name="line number" style:family="text"/>
    <style:style style:name="Default_20_Paragraph_20_Font" style:display-name="Default Paragraph Font"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3">
      <text:list-level-style-number text:level="1" text:style-name="ListLabel_20_19" loext:num-list-format="%1%."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ListLabel_20_20" loext:num-list-format="%2%."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ListLabel_20_21" loext:num-list-format="%3%."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ListLabel_20_22" loext:num-list-format="%4%."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ListLabel_20_23" loext:num-list-format="%5%."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ListLabel_20_24" loext:num-list-format="%6%."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ListLabel_20_25" loext:num-list-format="%7%." style:num-suffix="." style:num-format="1">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ListLabel_20_26" loext:num-list-format="%8%." style:num-suffix="." style:num-format="1">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ListLabel_20_27" loext:num-list-format="%9%." style:num-suffix="." style:num-format="1">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writing-mode="rl-tb"/>
      <style:text-properties officeooo:rsid="00293c09" officeooo:paragraph-rsid="00293c09"/>
    </style:style>
    <style:style style:name="MP2" style:family="paragraph" style:parent-style-name="Standard">
      <style:paragraph-properties fo:text-align="center" style:justify-single-word="false" style:writing-mode="rl-tb"/>
      <style:text-properties style:font-name="SBL Hebrew1" style:language-complex="he" style:country-complex="IL"/>
    </style:style>
    <style:page-layout style:name="Mpm1">
      <style:page-layout-properties fo:page-width="14.801cm" fo:page-height="21.001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מעשה שבת</text:p>
      </style:header>
      <style:footer>
        <text:p text:style-name="MP2">חרב אל הבדים- אלו נערות</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duration>PT27M</meta:editing-duration>
    <meta:editing-cycles>10</meta:editing-cycles>
    <meta:generator>LibreOffice/7.5.3.2$Windows_X86_64 LibreOffice_project/9f56dff12ba03b9acd7730a5a481eea045e468f3</meta:generator>
    <dc:date>2024-08-01T16:05:25.303000000</dc:date>
    <meta:document-statistic meta:table-count="0" meta:image-count="0" meta:object-count="0" meta:page-count="3" meta:paragraph-count="66" meta:word-count="442" meta:character-count="2124" meta:non-whitespace-character-count="1791"/>
  </office:meta>
</office:document-meta>
</file>